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Text_20_body">
      <style:text-properties officeooo:paragraph-rsid="003a2313"/>
    </style:style>
    <style:style style:name="P17" style:family="paragraph" style:parent-style-name="Heading_20_1">
      <style:text-properties fo:language="en" fo:country="US"/>
    </style:style>
    <style:style style:name="P18" style:family="paragraph" style:parent-style-name="Heading_20_2">
      <style:text-properties fo:language="en" fo:country="US" officeooo:rsid="002405a3" officeooo:paragraph-rsid="002405a3"/>
    </style:style>
    <style:style style:name="P19"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20" style:family="paragraph" style:parent-style-name="Heading_20_3">
      <style:text-properties fo:language="en" fo:country="US"/>
    </style:style>
    <style:style style:name="P21" style:family="paragraph" style:parent-style-name="Heading_20_3">
      <style:text-properties officeooo:rsid="002eaa36" officeooo:paragraph-rsid="002eaa36"/>
    </style:style>
    <style:style style:name="P22" style:family="paragraph" style:parent-style-name="Heading_20_3">
      <style:text-properties officeooo:rsid="002eaa36" officeooo:paragraph-rsid="0033df1b"/>
    </style:style>
    <style:style style:name="P23" style:family="paragraph" style:parent-style-name="Heading_20_3">
      <style:text-properties officeooo:rsid="00390890" officeooo:paragraph-rsid="00390890"/>
    </style:style>
    <style:style style:name="P24" style:family="paragraph" style:parent-style-name="Heading_20_3">
      <style:text-properties officeooo:rsid="0041b56f" officeooo:paragraph-rsid="0041b56f"/>
    </style:style>
    <style:style style:name="P25" style:family="paragraph" style:parent-style-name="Text_20_body">
      <style:text-properties officeooo:paragraph-rsid="003a2313"/>
    </style:style>
    <style:style style:name="P26" style:family="paragraph" style:parent-style-name="Text_20_body">
      <style:text-properties officeooo:rsid="003db0d5" officeooo:paragraph-rsid="003db0d5"/>
    </style:style>
    <style:style style:name="P27" style:family="paragraph" style:parent-style-name="Text_20_body">
      <style:text-properties officeooo:paragraph-rsid="004420b9"/>
    </style:style>
    <style:style style:name="P28" style:family="paragraph" style:parent-style-name="Text_20_body">
      <style:text-properties officeooo:rsid="0045fbc1" officeooo:paragraph-rsid="0045fbc1"/>
    </style:style>
    <style:style style:name="P29" style:family="paragraph" style:parent-style-name="Text_20_body">
      <style:text-properties officeooo:rsid="0046408d" officeooo:paragraph-rsid="0046408d"/>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6" style:family="text">
      <style:text-properties style:font-name="FreeSerif" fo:font-style="normal" style:text-underline-style="none" officeooo:rsid="003a2313" style:font-style-asian="normal" style:font-style-complex="normal"/>
    </style:style>
    <style:style style:name="T17" style:family="text">
      <style:text-properties officeooo:rsid="002f12a2"/>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390890" style:font-style-asian="italic"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5a51b" style:font-style-asian="normal" style:font-weight-asian="normal" style:font-style-complex="normal" style:font-weight-complex="normal"/>
    </style:style>
    <style:style style:name="T23" style:family="text">
      <style:text-properties fo:font-style="normal" fo:font-weight="normal" officeooo:rsid="00370b6d"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390890" style:font-style-asian="normal" style:font-style-complex="normal"/>
    </style:style>
    <style:style style:name="T26" style:family="text">
      <style:text-properties fo:font-style="normal" officeooo:rsid="003a2313" style:font-style-asian="normal" style:font-style-complex="normal"/>
    </style:style>
    <style:style style:name="T27" style:family="text">
      <style:text-properties fo:font-style="normal" officeooo:rsid="003ee088" style:font-style-asian="normal" style:font-style-complex="normal"/>
    </style:style>
    <style:style style:name="T28" style:family="text">
      <style:text-properties officeooo:rsid="00390890"/>
    </style:style>
    <style:style style:name="T29" style:family="text">
      <style:text-properties officeooo:rsid="004645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Individual reflection</text:h>
      <text:h text:style-name="P18" text:outline-level="2">Viktor Rosvall</text:h>
      <text:p text:style-name="P12"><text:span text:style-name="T9">The sprint counter </text:span><text:span text:style-name="T12">is </text:span><text:span text:style-name="T9">increased after each client meeting with Anders. </text:span></text:p>
      <text:h text:style-name="P19"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20"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1"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7">Finally I wrote comprehensive comments </text:span><text:span text:style-name="T13">i</text:span><text:span text:style-name="T14">n </text:span><text:span text:style-name="T17">all Java files with details on where a Java file is used, that classes the current file use and the locations in the GUI. The comments uses java-doc links to be able to navigate to references classes. </text:span></text:p>
      <text:h text:style-name="P22"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18">orientation</text:span><text:span text:style-name="T21">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2">In order the make the KitchenActivity even more dynamic, I created a new container class called KitchenBongContainer that included both BongList and BongListHeader, and moved the responsibility of populate BongLists into the </text:span><text:span text:style-name="T15">KitchenBongContainer class</text:span><text:span text:style-name="T22">. The KitchenActivtiy is now only responsible for creating these containers, while the container is responsible for populating itself with items.</text:span></text:p>
      <text:p text:style-name="P15"><text:span text:style-name="T22">Finally the </text:span><text:span text:style-name="T15">Kitchen</text:span><text:span text:style-name="T22">BongContainer was made using CardViews to make them look pretty and elevated. These </text:span><text:span text:style-name="T15">Kitchen</text:span><text:span text:style-name="T22">BongContainer were then added into a </text:span><text:span text:style-name="T23">FlexBox which will wrap items to a new line if they can’t fit. And finally the KitchenActivity root component was changed to a </text:span><text:span text:style-name="T22">ScrollView to make the entire KitchenActivity scrollable. </text:span></text:p>
      <text:h text:style-name="P23" text:outline-level="3">Sprint 4</text:h>
      <text:p text:style-name="P16"><text:span text:style-name="T28">I started this sprint by implementing Retrofit, which turns your HTTP API into a Java interface. On my first day I was only able to finish the GET methods for </text:span><text:span text:style-name="T20">food, drinks, orders, restaurant tables, reservations </text:span><text:span text:style-name="T25">and </text:span><text:span text:style-name="T20">order rows</text:span><text:span text:style-name="T25">. The new Java interface returns object representations of these SQL tables as Observables, which will enable use to observe database changes and in real-time update the UI to reflect those changes. <text:s/></text:span></text:p>
      <text:p text:style-name="P16"><text:span text:style-name="T26">I used a XML schema to Pojo classes converter to generate data model classes for each table in the database. </text:span><text:span text:style-name="T16">I annotated the </text:span><text:span text:style-name="T26">Pojo classes</text:span><text:span text:style-name="T25"> </text:span><text:span text:style-name="T26">with Simple XML Serialization annotations for the SimpleXmlConverterFactory which maps XML to Java classes. </text:span></text:p>
      <text:p text:style-name="P26"><text:soft-page-break/><text:span text:style-name="T26">T</text:span><text:span text:style-name="T24">he next day I implemented retrofit POST for posting </text:span><text:span text:style-name="T19">reservations, orders </text:span><text:span text:style-name="T24">and </text:span><text:span text:style-name="T19">order rows</text:span><text:span text:style-name="T24">. An interesting issue we can into is that the database team hadn’t implemented a response-body for successful POST operations. </text:span><text:span text:style-name="T27">They were able to </text:span><text:span text:style-name="T24">successfully </text:span><text:span text:style-name="T27">return the </text:span><text:span text:style-name="T24">posted entry in the response-body</text:span><text:span text:style-name="T27"> which enable me to fetch new OrderIDs which are auto-increment assigned by the database. </text:span></text:p>
      <text:h text:style-name="P24" text:outline-level="3">General reflections</text:h>
      <text:p text:style-name="P27">This is my general reflections about the group working, our workflow and how things have went. </text:p>
      <text:p text:style-name="P28">I think the group dynamics have been OK for a start. We had a good productive first couple of weeks during our planning phase, in thanks to our previous experience working using SCRUM in groups from the SIMS course. </text:p>
      <text:p text:style-name="P29">The group Android and Website teams have expressed a fondness of our Git Feature Branching workflow. I’ve had previous experience working with Git and Github on <text:span text:style-name="T29">other OpenSource projects so I knew how Github handles issues, pull-requests and how to handle merge conflicts between branches. However I have learned a great deal in managing and merging multiple feature branches, and I also gained a lot of experience helping other students in explaining Git and the workflow. </text:span></text:p>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04T16:40:39.831559321</dc:date>
    <meta:editing-duration>PT2H49M8S</meta:editing-duration>
    <meta:editing-cycles>33</meta:editing-cycles>
    <meta:generator>LibreOffice/6.3.5.2$Linux_X86_64 LibreOffice_project/30$Build-2</meta:generator>
    <meta:document-statistic meta:table-count="0" meta:image-count="0" meta:object-count="0" meta:page-count="3" meta:paragraph-count="30" meta:word-count="1003" meta:character-count="6292" meta:non-whitespace-character-count="5295"/>
  </office:meta>
</office:document-meta>
</file>